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>
      <style:paragraph-properties fo:margin-top="0cm" fo:margin-bottom="0cm" loext:contextual-spacing="false"/>
    </style:style>
    <style:style style:name="P24" style:family="paragraph" style:parent-style-name="Text_20_body">
      <style:paragraph-properties fo:break-before="page"/>
    </style:style>
    <style:style style:name="T1" style:family="text">
      <style:text-properties officeooo:rsid="001004d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Perfecto! Como estás en STM32 y ya tenés disponibles los encoders y el IMU, vamos a encarar el próximo paso: el filtro de Kalman extendido (EKF) para odometría y orientación.</text:p>
      <text:h text:style-name="Heading_20_3" text:outline-level="3">🔧 ¿Qué estimamos?</text:h>
      <text:p text:style-name="Text_20_body">Posición y orientación del robot:</text:p>
      <text:p text:style-name="Text_20_body">x=​xyθ​​ </text:p>
      <text:h text:style-name="Heading_20_3" text:outline-level="3">🔢 ¿Qué medimos?</text:h>
      <text:list xml:id="list1767992139" text:style-name="L1">
        <text:list-item>
          <text:p text:style-name="P5">Encoder izquierdo y derecho → desplazamientos ΔsL​, ΔsR​</text:p>
        </text:list-item>
        <text:list-item>
          <text:p text:style-name="P5">IMU (giroscopio o magnetómetro) → θmedida​</text:p>
        </text:list-item>
      </text:list>
      <text:p text:style-name="Horizontal_20_Line"/>
      <text:h text:style-name="Heading_20_2" text:outline-level="2">Paso a paso de implementación en STM32 (EKF simple)</text:h>
      <text:h text:style-name="Heading_20_3" text:outline-level="3">1. Definición del modelo de movimiento</text:h>
      <text:p text:style-name="Text_20_body">Con tu robot diferencial, el modelo cinemático discreto es:</text:p>
      <text:p text:style-name="Text_20_body">ΔsΔθxk+1​yk+1​θk+1​​=2ΔsR​+ΔsL​​=bΔsR​−ΔsL​​=xk​+Δs⋅cos(θk​+2Δθ​)=yk​+Δs⋅sin(θk​+2Δθ​)=θk​+Δθ​ </text:p>
      <text:p text:style-name="Text_20_body">donde <text:span text:style-name="Source_20_Text">b</text:span> es la distancia entre ruedas.</text:p>
      <text:p text:style-name="Horizontal_20_Line"/>
      <text:h text:style-name="Heading_20_3" text:outline-level="3">2. Estado y matrices del EKF</text:h>
      <text:list xml:id="list2505001051" text:style-name="L2">
        <text:list-item>
          <text:p text:style-name="P6"><text:span text:style-name="Strong_20_Emphasis">Estado:</text:span> x=[xyθ]T</text:p>
        </text:list-item>
        <text:list-item>
          <text:p text:style-name="P6"><text:span text:style-name="Strong_20_Emphasis">Covarianza del estado:</text:span> P3x3​</text:p>
        </text:list-item>
        <text:list-item>
          <text:p text:style-name="P6"><text:span text:style-name="Strong_20_Emphasis">Matriz de transición (Jacobiano):</text:span> F</text:p>
        </text:list-item>
        <text:list-item>
          <text:p text:style-name="P6"><text:span text:style-name="Strong_20_Emphasis">Matriz de control (encoder):</text:span> B</text:p>
        </text:list-item>
        <text:list-item>
          <text:p text:style-name="P6"><text:span text:style-name="Strong_20_Emphasis">Medición (ej: IMU):</text:span> z=θmedida​</text:p>
        </text:list-item>
      </text:list>
      <text:p text:style-name="Horizontal_20_Line"/>
      <text:h text:style-name="Heading_20_3" text:outline-level="3">3. Algoritmo del EKF (por paso de tiempo)</text:h>
      <text:p text:style-name="Preformatted_20_Text">c</text:p>
      <text:p text:style-name="Preformatted_20_Text">CopiarEditar</text:p>
      <text:p text:style-name="P1"><text:span text:style-name="Source_20_Text">// Estructuras</text:span></text:p>
      <text:p text:style-name="P1"><text:span text:style-name="Source_20_Text">typedef struct {</text:span></text:p>
      <text:p text:style-name="P1"><text:span text:style-name="Source_20_Text"><text:s text:c="4"/>float x, y, theta;</text:span></text:p>
      <text:p text:style-name="P1"><text:span text:style-name="Source_20_Text">} RobotState;</text:span></text:p>
      <text:p text:style-name="P1"/>
      <text:p text:style-name="P1"><text:span text:style-name="Source_20_Text">float P[3][3]; <text:s text:c="2"/>// Matriz de covarianza del estado</text:span></text:p>
      <text:p text:style-name="P1"><text:span text:style-name="Source_20_Text">float Q[3][3]; <text:s text:c="2"/>// Ruido del proceso</text:span></text:p>
      <text:p text:style-name="P1"><text:span text:style-name="Source_20_Text">float R; <text:s text:c="8"/>// Varianza del sensor (IMU)</text:span></text:p>
      <text:p text:style-name="P1"/>
      <text:p text:style-name="P1"><text:span text:style-name="Source_20_Text">// Paso de predicción</text:span></text:p>
      <text:p text:style-name="P1"><text:span text:style-name="Source_20_Text">void kalman_predict(RobotState *state, float d_left, float d_right, float b) {</text:span></text:p>
      <text:p text:style-name="P1"><text:span text:style-name="Source_20_Text"><text:s text:c="4"/>float ds = 0.5f * (d_right + d_left);</text:span></text:p>
      <text:p text:style-name="P1"><text:soft-page-break/><text:span text:style-name="Source_20_Text"><text:s text:c="4"/>float dtheta = (d_right - d_left) / b;</text:span></text:p>
      <text:p text:style-name="P1"/>
      <text:p text:style-name="P1"><text:span text:style-name="Source_20_Text"><text:s text:c="4"/>float theta_mid = state-&gt;theta + 0.5f * dtheta;</text:span></text:p>
      <text:p text:style-name="P1"/>
      <text:p text:style-name="P1"><text:span text:style-name="Source_20_Text"><text:s text:c="4"/>state-&gt;x <text:s text:c="4"/>+= ds * cosf(theta_mid);</text:span></text:p>
      <text:p text:style-name="P1"><text:span text:style-name="Source_20_Text"><text:s text:c="4"/>state-&gt;y <text:s text:c="4"/>+= ds * sinf(theta_mid);</text:span></text:p>
      <text:p text:style-name="P1"><text:span text:style-name="Source_20_Text"><text:s text:c="4"/>state-&gt;theta += dtheta;</text:span></text:p>
      <text:p text:style-name="P1"/>
      <text:p text:style-name="P1"><text:span text:style-name="Source_20_Text"><text:s text:c="4"/>// Normalizar ángulo entre -pi y pi</text:span></text:p>
      <text:p text:style-name="P1"><text:span text:style-name="Source_20_Text"><text:s text:c="4"/>while (state-&gt;theta &gt; M_PI) state-&gt;theta -= 2 * M_PI;</text:span></text:p>
      <text:p text:style-name="P1"><text:span text:style-name="Source_20_Text"><text:s text:c="4"/>while (state-&gt;theta &lt; -M_PI) state-&gt;theta += 2 * M_PI;</text:span></text:p>
      <text:p text:style-name="P1"/>
      <text:p text:style-name="P1"><text:span text:style-name="Source_20_Text"><text:s text:c="4"/>// Aquí iría la actualización de la matriz P con el Jacobiano F y Q</text:span></text:p>
      <text:p text:style-name="P1"><text:span text:style-name="Source_20_Text">}</text:span></text:p>
      <text:p text:style-name="P1"/>
      <text:p text:style-name="P1"><text:span text:style-name="Source_20_Text">// Paso de corrección con IMU (medición de orientación)</text:span></text:p>
      <text:p text:style-name="P1"><text:span text:style-name="Source_20_Text">void kalman_update(RobotState *state, float theta_measured) {</text:span></text:p>
      <text:p text:style-name="P1"><text:span text:style-name="Source_20_Text"><text:s text:c="4"/>float y = theta_measured - state-&gt;theta; // Innovación</text:span></text:p>
      <text:p text:style-name="P1"><text:span text:style-name="Source_20_Text"><text:s text:c="4"/>while (y &gt; M_PI) y -= 2 * M_PI;</text:span></text:p>
      <text:p text:style-name="P1"><text:span text:style-name="Source_20_Text"><text:s text:c="4"/>while (y &lt; -M_PI) y += 2 * M_PI;</text:span></text:p>
      <text:p text:style-name="P1"/>
      <text:p text:style-name="P1"><text:span text:style-name="Source_20_Text"><text:s text:c="4"/>float S = P[2][2] + R; <text:s text:c="8"/>// Innovación de covarianza</text:span></text:p>
      <text:p text:style-name="P1"><text:span text:style-name="Source_20_Text"><text:s text:c="4"/>float K = P[2][2] / S; <text:s text:c="8"/>// Ganancia de Kalman (solo para theta)</text:span></text:p>
      <text:p text:style-name="P1"/>
      <text:p text:style-name="P1"><text:span text:style-name="Source_20_Text"><text:s text:c="4"/>state-&gt;theta += K * y;</text:span></text:p>
      <text:p text:style-name="P1"/>
      <text:p text:style-name="P1"><text:span text:style-name="Source_20_Text"><text:s text:c="4"/>// Normalizar</text:span></text:p>
      <text:p text:style-name="P1"><text:span text:style-name="Source_20_Text"><text:s text:c="4"/>while (state-&gt;theta &gt; M_PI) state-&gt;theta -= 2 * M_PI;</text:span></text:p>
      <text:p text:style-name="P1"><text:span text:style-name="Source_20_Text"><text:s text:c="4"/>while (state-&gt;theta &lt; -M_PI) state-&gt;theta += 2 * M_PI;</text:span></text:p>
      <text:p text:style-name="P1"/>
      <text:p text:style-name="P1"><text:span text:style-name="Source_20_Text"><text:s text:c="4"/>P[2][2] *= (1 - K); <text:s text:c="11"/>// Actualización de covarianza</text:span></text:p>
      <text:p text:style-name="P2"><text:span text:style-name="Source_20_Text">}</text:span></text:p>
      <text:p text:style-name="Horizontal_20_Line"/>
      <text:h text:style-name="Heading_20_3" text:outline-level="3">4. Consideraciones prácticas</text:h>
      <text:list xml:id="list2020169456" text:style-name="L3">
        <text:list-item>
          <text:p text:style-name="P7">Requiere que cuentes los ticks de encoder cada paso.</text:p>
        </text:list-item>
        <text:list-item>
          <text:p text:style-name="P7">Ideal si hacés las operaciones en <text:span text:style-name="Source_20_Text">float</text:span>, pero si tu STM32F103 no tiene FPU, podés implementar versiones fijas (<text:span text:style-name="Source_20_Text">q15</text:span>, <text:span text:style-name="Source_20_Text">q31</text:span>).</text:p>
        </text:list-item>
        <text:list-item>
          <text:p text:style-name="P7">Podés usar el giroscopio o el magnetómetro como medición de orientación.</text:p>
        </text:list-item>
        <text:list-item>
          <text:p text:style-name="P7">Las matrices completas (Jacobiano F, Q y actualización completa de P) se pueden agregar si querés un EKF completo.</text:p>
        </text:list-item>
      </text:list>
      <text:p text:style-name="Horizontal_20_Line"/>
      <text:p text:style-name="Text_20_body">Si querés, en el próximo paso te armo la estructura de un archivo <text:span text:style-name="Source_20_Text">.c</text:span> y <text:span text:style-name="Source_20_Text">.h</text:span> para que implementes esto modularmente. ¿Querés también estimar velocidad o solo posición y orientación?</text:p>
      <text:p text:style-name="Standard"/>
      <text:p text:style-name="P4"><text:span text:style-name="T1">S</text:span>in las matrices Jacobiana F, Q y la actualización completa de P puede funcionar?</text:p>
      <text:h text:style-name="Heading_20_6" text:outline-level="6">ChatGPT dijo:</text:h>
      <text:p text:style-name="Text_20_body">¡Excelente pregunta! La respuesta corta es: <text:span text:style-name="Strong_20_Emphasis">sí, puede funcionar</text:span>, pero con <text:span text:style-name="Strong_20_Emphasis">limitaciones</text:span> y <text:span text:style-name="Strong_20_Emphasis">ciertos riesgos de inestabilidad o subestimación de incertidumbre</text:span>.</text:p>
      <text:p text:style-name="Horizontal_20_Line"/>
      <text:h text:style-name="Heading_20_2" text:outline-level="2">✅ Qué pasa si <text:span text:style-name="Strong_20_Emphasis">NO</text:span> actualizás las matrices F, Q, y P</text:h>
      <text:h text:style-name="Heading_20_3" text:outline-level="3">1. <text:span text:style-name="Strong_20_Emphasis">Funciona como un EKF muy simplificado</text:span></text:h>
      <text:list xml:id="list2893230724" text:style-name="L4">
        <text:list-item>
          <text:p text:style-name="P8">Estás usando solo la estimación de estado basada en cinemática y sensores.</text:p>
        </text:list-item>
        <text:list-item>
          <text:p text:style-name="P8">La matriz de covarianza P se mantiene fija (o solo una diagonal), y eso <text:span text:style-name="Strong_20_Emphasis">no refleja los cambios reales en la incertidumbre del sistema</text:span>.</text:p>
        </text:list-item>
      </text:list>
      <text:h text:style-name="Heading_20_3" text:outline-level="3">2. <text:span text:style-name="Strong_20_Emphasis">Podés tener una estimación razonable</text:span></text:h>
      <text:list xml:id="list4185436921" text:style-name="L5">
        <text:list-item>
          <text:p text:style-name="P9">Si el robot se mueve despacio, el ruido es bajo y el modelo cinemático es bueno, <text:span text:style-name="Strong_20_Emphasis">podés mantener errores bajos por bastante tiempo</text:span>.</text:p>
        </text:list-item>
        <text:list-item>
          <text:p text:style-name="P9">Especialmente útil si solo corregís la <text:span text:style-name="Strong_20_Emphasis">orientación con un sensor confiable</text:span> (como un giroscopio o magnetómetro).</text:p>
        </text:list-item>
      </text:list>
      <text:h text:style-name="Heading_20_3" text:outline-level="3">3. <text:span text:style-name="Strong_20_Emphasis">Pero hay limitaciones</text:span></text:h>
      <text:list xml:id="list2493077648" text:style-name="L6">
        <text:list-item>
          <text:p text:style-name="P10">No se modela correctamente el crecimiento de la incertidumbre: el robot puede "creerse más seguro" de su posición de lo que realmente está.</text:p>
        </text:list-item>
        <text:list-item>
          <text:p text:style-name="P10">La fusión sensor-modelo no es óptima, puede volverse inestable en entornos ruidosos o largos trayectos.</text:p>
        </text:list-item>
      </text:list>
      <text:p text:style-name="Horizontal_20_Line"/>
      <text:h text:style-name="Heading_20_2" text:outline-level="2">🛠️ ¿Cuándo está bien omitir F, Q y la actualización de P?</text:h>
      <text:p text:style-name="Text_20_body">✅ Si estás:</text:p>
      <text:list xml:id="list695100886" text:style-name="L7">
        <text:list-item>
          <text:p text:style-name="P11">Empezando con el desarrollo y querés probar rápido.</text:p>
        </text:list-item>
        <text:list-item>
          <text:p text:style-name="P11">Trabajando en un entorno <text:span text:style-name="Strong_20_Emphasis">controlado y poco ruidoso</text:span>.</text:p>
        </text:list-item>
        <text:list-item>
          <text:p text:style-name="P11">Limitado por recursos (sin FPU, poco RAM o ciclos de CPU).</text:p>
        </text:list-item>
      </text:list>
      <text:p text:style-name="Text_20_body">⛔ No es lo ideal si:</text:p>
      <text:list xml:id="list2180926797" text:style-name="L8">
        <text:list-item>
          <text:p text:style-name="P12">Vas a navegar en entornos complejos.</text:p>
        </text:list-item>
        <text:list-item>
          <text:p text:style-name="P12">Tenés sensores con mucho ruido.</text:p>
        </text:list-item>
        <text:list-item>
          <text:p text:style-name="P12">Necesitás precisión en trayectorias largas.</text:p>
        </text:list-item>
      </text:list>
      <text:p text:style-name="Horizontal_20_Line"/>
      <text:h text:style-name="Heading_20_2" text:outline-level="2"><text:soft-page-break/>✅ Recomendación</text:h>
      <text:p text:style-name="Text_20_body"><text:span text:style-name="Strong_20_Emphasis">Podés comenzar así como estás, sin matrices F, Q ni actualización completa de P.</text:span> De hecho, muchos robots pequeños arrancan con una "versión pobre" del EKF, y luego se mejora gradualmente.</text:p>
      <text:p text:style-name="Text_20_body">Luego, si ves que los errores se acumulan o las trayectorias no son precisas, podés agregar:</text:p>
      <text:list xml:id="list1507657161" text:style-name="L9">
        <text:list-item>
          <text:p text:style-name="P13">Matriz F calculada numéricamente con derivadas.</text:p>
        </text:list-item>
        <text:list-item>
          <text:p text:style-name="P13">Matriz Q fija basada en la varianza del encoder.</text:p>
        </text:list-item>
        <text:list-item>
          <text:p text:style-name="P13">Matriz P actualizada con:</text:p>
          <text:p text:style-name="P13">P=F⋅P⋅FT+Q </text:p>
        </text:list-item>
      </text:list>
      <text:p text:style-name="Text_20_body">¿Querés que te muestre cómo serían esas matrices también? Puedo explicártelas paso a paso.</text:p>
      <text:p text:style-name="Standard"/>
      <text:p text:style-name="P24">¡Perfecto! Vamos a avanzar paso a paso para construir un <text:span text:style-name="Strong_20_Emphasis">EKF para un robot diferencial</text:span> con matrices completas. Asumimos que tu estado es:</text:p>
      <text:p text:style-name="Horizontal_20_Line"/>
      <text:h text:style-name="Heading_20_2" text:outline-level="2">🔧 Definición del estado</text:h>
      <text:p text:style-name="Text_20_body">x=[xyθ]\mathbf{x} = \begin{bmatrix} x \\ y \\ \theta \end{bmatrix} </text:p>
      <text:p text:style-name="Text_20_body">Donde:</text:p>
      <text:list xml:id="list1070472768" text:style-name="L10">
        <text:list-item>
          <text:p text:style-name="P14">x,yx, y: posición del robot en el plano</text:p>
        </text:list-item>
        <text:list-item>
          <text:p text:style-name="P14">θ\theta: orientación (ángulo respecto del eje X)</text:p>
        </text:list-item>
      </text:list>
      <text:p text:style-name="Horizontal_20_Line"/>
      <text:h text:style-name="Heading_20_2" text:outline-level="2">🔁 Paso de predicción (estado y covarianza)</text:h>
      <text:h text:style-name="Heading_20_3" text:outline-level="3">1. ✅ <text:span text:style-name="Strong_20_Emphasis">Función de movimiento (modelo cinemático)</text:span></text:h>
      <text:p text:style-name="Text_20_body">Usamos un modelo de odometría diferencial simple:</text:p>
      <text:p text:style-name="Text_20_body">xk+1=xk+dL+dR2⋅cos⁡(θk)yk+1=yk+dL+dR2⋅sin⁡(θk)θk+1=θk+dR−dLb\begin{aligned} x_{k+1} &amp;= x_k + \frac{d_L + d_R}{2} \cdot \cos(\theta_k) \\ y_{k+1} &amp;= y_k + \frac{d_L + d_R}{2} \cdot \sin(\theta_k) \\ \theta_{k+1} &amp;= \theta_k + \frac{d_R - d_L}{b} \end{aligned} </text:p>
      <text:p text:style-name="Text_20_body">Donde:</text:p>
      <text:list xml:id="list3624116181" text:style-name="L11">
        <text:list-item>
          <text:p text:style-name="P15">dL,dRd_L, d_R: distancia recorrida por la rueda izquierda y derecha</text:p>
        </text:list-item>
        <text:list-item>
          <text:p text:style-name="P15">bb: distancia entre ruedas (track width)</text:p>
        </text:list-item>
      </text:list>
      <text:p text:style-name="Horizontal_20_Line"/>
      <text:h text:style-name="Heading_20_3" text:outline-level="3">2. 🧮 Matriz Jacobiana FF del modelo</text:h>
      <text:p text:style-name="Text_20_body">Es la derivada parcial del modelo respecto del estado actual:</text:p>
      <text:p text:style-name="Text_20_body">F=∂f∂x=[10−v⋅sin⁡(θk)01v⋅cos⁡(θk)001]F = \frac{\partial f}{\partial x} = \begin{bmatrix} 1 &amp; 0 &amp; -v \cdot \sin(\theta_k) \\ 0 &amp; 1 &amp; v \cdot \cos(\theta_k) \\ 0 &amp; 0 &amp; 1 \end{bmatrix} </text:p>
      <text:p text:style-name="Text_20_body">Donde:</text:p>
      <text:p text:style-name="P23">v=dL+dR2v = \frac{d_L + d_R}{2} </text:p>
      <text:p text:style-name="Horizontal_20_Line"/>
      <text:h text:style-name="Heading_20_3" text:outline-level="3">3. 📈 Matriz de covarianza PP</text:h>
      <text:p text:style-name="Text_20_body">Inicialmente podés usar una matriz diagonal (por ejemplo):</text:p>
      <text:p text:style-name="Text_20_body">P0=[0.010000.010000.01]P_0 = \begin{bmatrix} 0.01 &amp; 0 &amp; 0 \\ 0 &amp; 0.01 &amp; 0 \\ 0 &amp; 0 &amp; 0.01 \end{bmatrix} </text:p>
      <text:p text:style-name="Text_20_body">Y se actualiza como:</text:p>
      <text:p text:style-name="P23">P=F⋅P⋅FT+QP = F \cdot P \cdot F^T + Q </text:p>
      <text:p text:style-name="Horizontal_20_Line"><text:soft-page-break/></text:p>
      <text:h text:style-name="Heading_20_3" text:outline-level="3">4. 🔊 Matriz de ruido del proceso QQ</text:h>
      <text:p text:style-name="Text_20_body">Modela la incertidumbre del movimiento. Puede ser una matriz fija o estimada empíricamente. Un ejemplo simple:</text:p>
      <text:p text:style-name="Text_20_body">Q=[σx2000σy2000σθ2]Q = \begin{bmatrix} \sigma_x^2 &amp; 0 &amp; 0 \\ 0 &amp; \sigma_y^2 &amp; 0 \\ 0 &amp; 0 &amp; \sigma_\theta^2 \end{bmatrix} </text:p>
      <text:p text:style-name="Text_20_body">Por ejemplo:</text:p>
      <text:p text:style-name="P23">σx=σy=0.01 (m),σθ=0.05 (rad)\sigma_x = \sigma_y = 0.01 \, \text{(m)},\quad \sigma_\theta = 0.05 \, \text{(rad)} </text:p>
      <text:p text:style-name="Horizontal_20_Line"/>
      <text:h text:style-name="Heading_20_2" text:outline-level="2">🧠 Paso de corrección</text:h>
      <text:p text:style-name="Text_20_body">Dependerá de qué sensores uses (magnetómetro, GPS, etc.), pero no lo detallamos ahora para mantener el foco en la predicción y matrices.</text:p>
      <text:p text:style-name="Horizontal_20_Line"/>
      <text:h text:style-name="Heading_20_2" text:outline-level="2">✅ En resumen: ciclo de predicción EKF</text:h>
      <text:list xml:id="list3725437446" text:style-name="L12">
        <text:list-item>
          <text:p text:style-name="P16"><text:span text:style-name="Strong_20_Emphasis">Actualizar estado</text:span> con el modelo cinemático</text:p>
        </text:list-item>
        <text:list-item>
          <text:p text:style-name="P16"><text:span text:style-name="Strong_20_Emphasis">Calcular Jacobiano FF</text:span> en base al estado y al movimiento</text:p>
        </text:list-item>
        <text:list-item>
          <text:p text:style-name="P16"><text:span text:style-name="Strong_20_Emphasis">Actualizar covarianza</text:span> con:</text:p>
        </text:list-item>
      </text:list>
      <text:p text:style-name="P23">P=F⋅P⋅FT+QP = F \cdot P \cdot F^T + Q </text:p>
      <text:p text:style-name="Horizontal_20_Line"/>
      <text:p text:style-name="Text_20_body">¿Querés que armemos el código en C con esto? ¿O en pseudocódigo primero?</text:p>
      <text:p text:style-name="Standard"/>
      <text:p text:style-name="P24">¡Claro! Aquí tenés un ejemplo <text:span text:style-name="Strong_20_Emphasis">simplificado en C</text:span> del paso de <text:span text:style-name="Strong_20_Emphasis">predicción del EKF</text:span> para un robot diferencial como el que estás usando (con encoder izquierdo/derecho y sin GPS aún). Este código es modular y pensado para STM32 o cualquier micro.</text:p>
      <text:p text:style-name="Horizontal_20_Line"/>
      <text:h text:style-name="Heading_20_3" text:outline-level="3">✅ Supuestos:</text:h>
      <text:list xml:id="list3633918463" text:style-name="L13">
        <text:list-item>
          <text:p text:style-name="P17">El estado es x=[x,y,θ]x = [x, y, \theta]</text:p>
        </text:list-item>
        <text:list-item>
          <text:p text:style-name="P17">Entradas: distancias dLd_L y dRd_R (por encoder)</text:p>
        </text:list-item>
        <text:list-item>
          <text:p text:style-name="P17">Track width: <text:span text:style-name="Source_20_Text">b</text:span> (distancia entre ruedas)</text:p>
        </text:list-item>
        <text:list-item>
          <text:p text:style-name="P17">Paso de predicción (sin corrección aún)</text:p>
        </text:list-item>
      </text:list>
      <text:p text:style-name="Horizontal_20_Line"/>
      <text:h text:style-name="Heading_20_3" text:outline-level="3">🔧 Estructuras y constantes</text:h>
      <text:p text:style-name="Preformatted_20_Text"><text:span text:style-name="Source_20_Text">#include &lt;math.h&gt;</text:span></text:p>
      <text:p text:style-name="Preformatted_20_Text"><text:span text:style-name="Source_20_Text">#include &lt;string.h&gt;</text:span></text:p>
      <text:p text:style-name="Preformatted_20_Text"/>
      <text:p text:style-name="Preformatted_20_Text"><text:span text:style-name="Source_20_Text">#define STATE_SIZE 3</text:span></text:p>
      <text:p text:style-name="Preformatted_20_Text"/>
      <text:p text:style-name="Preformatted_20_Text"><text:span text:style-name="Source_20_Text">typedef struct {</text:span></text:p>
      <text:p text:style-name="Preformatted_20_Text"><text:span text:style-name="Source_20_Text"><text:s text:c="4"/>float x; <text:s text:c="5"/>// posición x</text:span></text:p>
      <text:p text:style-name="Preformatted_20_Text"><text:span text:style-name="Source_20_Text"><text:s text:c="4"/>float y; <text:s text:c="5"/>// posición y</text:span></text:p>
      <text:p text:style-name="Preformatted_20_Text"><text:span text:style-name="Source_20_Text"><text:s text:c="4"/>float theta; <text:s/>// orientación</text:span></text:p>
      <text:p text:style-name="Preformatted_20_Text"><text:span text:style-name="Source_20_Text">} State;</text:span></text:p>
      <text:p text:style-name="Preformatted_20_Text"/>
      <text:p text:style-name="Preformatted_20_Text"><text:span text:style-name="Source_20_Text">typedef struct {</text:span></text:p>
      <text:p text:style-name="Preformatted_20_Text"><text:span text:style-name="Source_20_Text"><text:s text:c="4"/>float data[STATE_SIZE][STATE_SIZE];</text:span></text:p>
      <text:p text:style-name="Preformatted_20_Text"><text:span text:style-name="Source_20_Text">} Matrix3x3;</text:span></text:p>
      <text:p text:style-name="Preformatted_20_Text"/>
      <text:p text:style-name="Preformatted_20_Text"><text:span text:style-name="Source_20_Text">// Parámetros del robot</text:span></text:p>
      <text:p text:style-name="Preformatted_20_Text"><text:span text:style-name="Source_20_Text">const float b = 0.1f; <text:s text:c="4"/>// distancia entre ruedas en metros</text:span></text:p>
      <text:p text:style-name="Preformatted_20_Text"><text:span text:style-name="Source_20_Text">const float sigma_x = 0.01f;</text:span></text:p>
      <text:p text:style-name="Preformatted_20_Text"><text:span text:style-name="Source_20_Text">const float sigma_y = 0.01f;</text:span></text:p>
      <text:p text:style-name="P3"><text:span text:style-name="Source_20_Text">const float sigma_theta = 0.05f;</text:span></text:p>
      <text:p text:style-name="Horizontal_20_Line"/>
      <text:h text:style-name="Heading_20_3" text:outline-level="3">📈 Inicialización de matrices</text:h>
      <text:p text:style-name="Preformatted_20_Text"><text:span text:style-name="Source_20_Text">void matrix_identity(Matrix3x3 *m) {</text:span></text:p>
      <text:p text:style-name="Preformatted_20_Text"><text:span text:style-name="Source_20_Text"><text:s text:c="4"/>memset(m-&gt;data, 0, sizeof(m-&gt;data));</text:span></text:p>
      <text:p text:style-name="Preformatted_20_Text"><text:span text:style-name="Source_20_Text"><text:s text:c="4"/>for (int i = 0; i &lt; STATE_SIZE; i++)</text:span></text:p>
      <text:p text:style-name="Preformatted_20_Text"><text:span text:style-name="Source_20_Text"><text:s text:c="8"/>m-&gt;data[i][i] = 1.0f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void matrix_copy(Matrix3x3 *dst, Matrix3x3 *src) {</text:span></text:p>
      <text:p text:style-name="Preformatted_20_Text"><text:span text:style-name="Source_20_Text"><text:s text:c="4"/>memcpy(dst-&gt;data, src-&gt;data, sizeof(src-&gt;data));</text:span></text:p>
      <text:p text:style-name="P3"><text:span text:style-name="Source_20_Text">}</text:span></text:p>
      <text:p text:style-name="Horizontal_20_Line"/>
      <text:h text:style-name="Heading_20_3" text:outline-level="3">🧠 EKF - Paso de predicción</text:h>
      <text:p text:style-name="Preformatted_20_Text"><text:span text:style-name="Source_20_Text">void ekf_predict(State *state, Matrix3x3 *P, float dL, float dR) {</text:span></text:p>
      <text:p text:style-name="Preformatted_20_Text"><text:soft-page-break/><text:span text:style-name="Source_20_Text"><text:s text:c="4"/>float d = (dL + dR) / 2.0f;</text:span></text:p>
      <text:p text:style-name="Preformatted_20_Text"><text:span text:style-name="Source_20_Text"><text:s text:c="4"/>float delta_theta = (dR - dL) / b;</text:span></text:p>
      <text:p text:style-name="Preformatted_20_Text"/>
      <text:p text:style-name="Preformatted_20_Text"><text:span text:style-name="Source_20_Text"><text:s text:c="4"/>// Predicción del estado</text:span></text:p>
      <text:p text:style-name="Preformatted_20_Text"><text:span text:style-name="Source_20_Text"><text:s text:c="4"/>state-&gt;x <text:s text:c="4"/>+= d * cosf(state-&gt;theta);</text:span></text:p>
      <text:p text:style-name="Preformatted_20_Text"><text:span text:style-name="Source_20_Text"><text:s text:c="4"/>state-&gt;y <text:s text:c="4"/>+= d * sinf(state-&gt;theta);</text:span></text:p>
      <text:p text:style-name="Preformatted_20_Text"><text:span text:style-name="Source_20_Text"><text:s text:c="4"/>state-&gt;theta += delta_theta;</text:span></text:p>
      <text:p text:style-name="Preformatted_20_Text"/>
      <text:p text:style-name="Preformatted_20_Text"><text:span text:style-name="Source_20_Text"><text:s text:c="4"/>// Normalizar ángulo</text:span></text:p>
      <text:p text:style-name="Preformatted_20_Text"><text:span text:style-name="Source_20_Text"><text:s text:c="4"/>if (state-&gt;theta &gt; M_PI) state-&gt;theta -= 2 * M_PI;</text:span></text:p>
      <text:p text:style-name="Preformatted_20_Text"><text:span text:style-name="Source_20_Text"><text:s text:c="4"/>if (state-&gt;theta &lt; -M_PI) state-&gt;theta += 2 * M_PI;</text:span></text:p>
      <text:p text:style-name="Preformatted_20_Text"/>
      <text:p text:style-name="Preformatted_20_Text"><text:span text:style-name="Source_20_Text"><text:s text:c="4"/>// Jacobiano F</text:span></text:p>
      <text:p text:style-name="Preformatted_20_Text"><text:span text:style-name="Source_20_Text"><text:s text:c="4"/>Matrix3x3 F;</text:span></text:p>
      <text:p text:style-name="Preformatted_20_Text"><text:span text:style-name="Source_20_Text"><text:s text:c="4"/>matrix_identity(&amp;F);</text:span></text:p>
      <text:p text:style-name="Preformatted_20_Text"><text:span text:style-name="Source_20_Text"><text:s text:c="4"/>F.data[0][2] = -d * sinf(state-&gt;theta);</text:span></text:p>
      <text:p text:style-name="Preformatted_20_Text"><text:span text:style-name="Source_20_Text"><text:s text:c="4"/>F.data[1][2] = <text:s/>d * cosf(state-&gt;theta);</text:span></text:p>
      <text:p text:style-name="Preformatted_20_Text"/>
      <text:p text:style-name="Preformatted_20_Text"><text:span text:style-name="Source_20_Text"><text:s text:c="4"/>// Ruido de proceso Q</text:span></text:p>
      <text:p text:style-name="Preformatted_20_Text"><text:span text:style-name="Source_20_Text"><text:s text:c="4"/>Matrix3x3 Q = {{</text:span></text:p>
      <text:p text:style-name="Preformatted_20_Text"><text:span text:style-name="Source_20_Text"><text:s text:c="8"/>{sigma_x * sigma_x, 0, 0},</text:span></text:p>
      <text:p text:style-name="Preformatted_20_Text"><text:span text:style-name="Source_20_Text"><text:s text:c="8"/>{0, sigma_y * sigma_y, 0},</text:span></text:p>
      <text:p text:style-name="Preformatted_20_Text"><text:span text:style-name="Source_20_Text"><text:s text:c="8"/>{0, 0, sigma_theta * sigma_theta}</text:span></text:p>
      <text:p text:style-name="Preformatted_20_Text"><text:span text:style-name="Source_20_Text"><text:s text:c="4"/>}};</text:span></text:p>
      <text:p text:style-name="Preformatted_20_Text"/>
      <text:p text:style-name="Preformatted_20_Text"><text:span text:style-name="Source_20_Text"><text:s text:c="4"/>// P = F * P * F^T + Q</text:span></text:p>
      <text:p text:style-name="Preformatted_20_Text"><text:span text:style-name="Source_20_Text"><text:s text:c="4"/>Matrix3x3 FP, FPFt;</text:span></text:p>
      <text:p text:style-name="Preformatted_20_Text"><text:span text:style-name="Source_20_Text"><text:s text:c="4"/>// FP = F * P</text:span></text:p>
      <text:p text:style-name="Preformatted_20_Text"><text:span text:style-name="Source_20_Text"><text:s text:c="4"/>for (int i = 0; i &lt; STATE_SIZE; i++) {</text:span></text:p>
      <text:p text:style-name="Preformatted_20_Text"><text:span text:style-name="Source_20_Text"><text:s text:c="8"/>for (int j = 0; j &lt; STATE_SIZE; j++) {</text:span></text:p>
      <text:p text:style-name="Preformatted_20_Text"><text:span text:style-name="Source_20_Text"><text:s text:c="12"/>FP.data[i][j] = 0;</text:span></text:p>
      <text:p text:style-name="Preformatted_20_Text"><text:span text:style-name="Source_20_Text"><text:s text:c="12"/>for (int k = 0; k &lt; STATE_SIZE; k++)</text:span></text:p>
      <text:p text:style-name="Preformatted_20_Text"><text:span text:style-name="Source_20_Text"><text:s text:c="16"/>FP.data[i][j] += F.data[i][k] * P-&gt;data[k][j]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FPFt = FP * F^T</text:span></text:p>
      <text:p text:style-name="Preformatted_20_Text"><text:span text:style-name="Source_20_Text"><text:s text:c="4"/>for (int i = 0; i &lt; STATE_SIZE; i++) {</text:span></text:p>
      <text:p text:style-name="Preformatted_20_Text"><text:span text:style-name="Source_20_Text"><text:s text:c="8"/>for (int j = 0; j &lt; STATE_SIZE; j++) {</text:span></text:p>
      <text:p text:style-name="Preformatted_20_Text"><text:span text:style-name="Source_20_Text"><text:s text:c="12"/>FPFt.data[i][j] = 0;</text:span></text:p>
      <text:p text:style-name="Preformatted_20_Text"><text:span text:style-name="Source_20_Text"><text:s text:c="12"/>for (int k = 0; k &lt; STATE_SIZE; k++)</text:span></text:p>
      <text:p text:style-name="Preformatted_20_Text"><text:span text:style-name="Source_20_Text"><text:s text:c="16"/>FPFt.data[i][j] += FP.data[i][k] * F.data[j][k]; <text:s/>// Nota: F^T transpuesta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P = FPFt + Q</text:span></text:p>
      <text:p text:style-name="Preformatted_20_Text"><text:span text:style-name="Source_20_Text"><text:s text:c="4"/>for (int i = 0; i &lt; STATE_SIZE; i++) {</text:span></text:p>
      <text:p text:style-name="Preformatted_20_Text"><text:span text:style-name="Source_20_Text"><text:s text:c="8"/>for (int j = 0; j &lt; STATE_SIZE; j++) {</text:span></text:p>
      <text:p text:style-name="Preformatted_20_Text"><text:span text:style-name="Source_20_Text"><text:s text:c="12"/>P-&gt;data[i][j] = FPFt.data[i][j] + Q.data[i][j]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📌 Cómo usarlo:</text:h>
      <text:p text:style-name="Preformatted_20_Text"><text:span text:style-name="Source_20_Text">State robot = {0};</text:span></text:p>
      <text:p text:style-name="Preformatted_20_Text"><text:span text:style-name="Source_20_Text">Matrix3x3 P;</text:span></text:p>
      <text:p text:style-name="Preformatted_20_Text"><text:span text:style-name="Source_20_Text">matrix_identity(&amp;P);</text:span></text:p>
      <text:p text:style-name="Preformatted_20_Text"/>
      <text:p text:style-name="Preformatted_20_Text"><text:span text:style-name="Source_20_Text">// Supongamos que dL y dR son las distancias desde los encoders:</text:span></text:p>
      <text:p text:style-name="Preformatted_20_Text"><text:soft-page-break/><text:span text:style-name="Source_20_Text">float dL = 0.01f; <text:s/>// 1 cm</text:span></text:p>
      <text:p text:style-name="Preformatted_20_Text"><text:span text:style-name="Source_20_Text">float dR = 0.012f; // 1.2 cm</text:span></text:p>
      <text:p text:style-name="Preformatted_20_Text"/>
      <text:p text:style-name="P3"><text:span text:style-name="Source_20_Text">ekf_predict(&amp;robot, &amp;P, dL, dR);</text:span></text:p>
      <text:p text:style-name="Horizontal_20_Line"/>
      <text:h text:style-name="Heading_20_3" text:outline-level="3">✅ ¿Qué sigue?</text:h>
      <text:list xml:id="list2416696936" text:style-name="L14">
        <text:list-item>
          <text:p text:style-name="P18">Agregar sensores de corrección (IMU, magnetómetro, GPS)</text:p>
        </text:list-item>
        <text:list-item>
          <text:p text:style-name="P18">Implementar el paso de actualización de EKF con medida y matriz HH</text:p>
        </text:list-item>
        <text:list-item>
          <text:p text:style-name="P18">Convertir esto en una tarea periódica o control loop para STM32</text:p>
        </text:list-item>
      </text:list>
      <text:p text:style-name="Text_20_body">¿Querés que sigamos con la parte de corrección con algún sensor que tengas?</text:p>
      <text:p text:style-name="Standard"/>
      <text:p text:style-name="P24">Perfecto. Vamos a extender el filtro de Kalman extendido (EKF) para incorporar mediciones del giroscopio y el magnetómetro.</text:p>
      <text:h text:style-name="Heading_20_2" text:outline-level="2">📌 Variables que tenemos:</text:h>
      <text:list xml:id="list3936784088" text:style-name="L15">
        <text:list-item>
          <text:p text:style-name="P19"><text:span text:style-name="Strong_20_Emphasis">Estado </text:span><text:span text:style-name="Strong_20_Emphasis"><text:span text:style-name="Source_20_Text">x</text:span></text:span>: <text:span text:style-name="Source_20_Text">[x, y, θ]ᵗ</text:span> (posición y orientación)</text:p>
        </text:list-item>
        <text:list-item>
          <text:p text:style-name="P19"><text:span text:style-name="Strong_20_Emphasis">Entradas del sistema</text:span>: velocidades de las ruedas (odometría)</text:p>
        </text:list-item>
        <text:list-item>
          <text:p text:style-name="P19"><text:span text:style-name="Strong_20_Emphasis">Sensores adicionales</text:span>:</text:p>
          <text:list>
            <text:list-item>
              <text:p text:style-name="P19"><text:span text:style-name="Strong_20_Emphasis">Giroscopio</text:span>: mide <text:span text:style-name="Source_20_Text">θ̇</text:span> (velocidad angular)</text:p>
            </text:list-item>
            <text:list-item>
              <text:p text:style-name="P19"><text:span text:style-name="Strong_20_Emphasis">Magnetómetro</text:span>: mide <text:span text:style-name="Source_20_Text">θ_abs</text:span> (orientación absoluta respecto al norte magnético)</text:p>
            </text:list-item>
          </text:list>
        </text:list-item>
      </text:list>
      <text:p text:style-name="Text_20_body">La <text:span text:style-name="Strong_20_Emphasis">idea general</text:span>:</text:p>
      <text:list xml:id="list2790420730" text:style-name="L16">
        <text:list-item>
          <text:p text:style-name="P20">Usar los <text:span text:style-name="Strong_20_Emphasis">encoders</text:span> para la predicción del estado.</text:p>
        </text:list-item>
        <text:list-item>
          <text:p text:style-name="P20">Usar el <text:span text:style-name="Strong_20_Emphasis">giroscopio</text:span> y el <text:span text:style-name="Strong_20_Emphasis">magnetómetro</text:span> para la <text:span text:style-name="Strong_20_Emphasis">corrección</text:span> del ángulo <text:span text:style-name="Source_20_Text">θ</text:span>.</text:p>
        </text:list-item>
      </text:list>
      <text:p text:style-name="Horizontal_20_Line"/>
      <text:h text:style-name="Heading_20_2" text:outline-level="2">🧮 Estado y matrices</text:h>
      <text:p text:style-name="Preformatted_20_Text"><text:span text:style-name="Source_20_Text">#define STATE_SIZE 3</text:span></text:p>
      <text:p text:style-name="Preformatted_20_Text"><text:span text:style-name="Source_20_Text">typedef struct {</text:span></text:p>
      <text:p text:style-name="Preformatted_20_Text"><text:span text:style-name="Source_20_Text"><text:s text:c="4"/>float x[STATE_SIZE]; <text:s text:c="4"/>// [x, y, theta]</text:span></text:p>
      <text:p text:style-name="Preformatted_20_Text"><text:span text:style-name="Source_20_Text"><text:s text:c="4"/>float P[STATE_SIZE][STATE_SIZE];</text:span></text:p>
      <text:p text:style-name="P3"><text:span text:style-name="Source_20_Text">} ekf_t;</text:span></text:p>
      <text:p text:style-name="Horizontal_20_Line"/>
      <text:h text:style-name="Heading_20_2" text:outline-level="2">🔁 Etapa de predicción (igual que antes)</text:h>
      <text:p text:style-name="Text_20_body">Esto ya lo tenés, pero te lo recuerdo:</text:p>
      <text:p text:style-name="Preformatted_20_Text"><text:span text:style-name="Source_20_Text">void ekf_predict(ekf_t *ekf, float v_l, float v_r, float L, float dt, float Q[STATE_SIZE][STATE_SIZE]) {</text:span></text:p>
      <text:p text:style-name="Preformatted_20_Text"><text:span text:style-name="Source_20_Text"><text:s text:c="4"/>float v = (v_r + v_l) / 2.0f;</text:span></text:p>
      <text:p text:style-name="Preformatted_20_Text"><text:span text:style-name="Source_20_Text"><text:s text:c="4"/>float w = (v_r - v_l) / L;</text:span></text:p>
      <text:p text:style-name="Preformatted_20_Text"><text:span text:style-name="Source_20_Text"><text:s text:c="4"/>float theta = ekf-&gt;x[2];</text:span></text:p>
      <text:p text:style-name="Preformatted_20_Text"/>
      <text:p text:style-name="Preformatted_20_Text"><text:span text:style-name="Source_20_Text"><text:s text:c="4"/>// Predicción de estado</text:span></text:p>
      <text:p text:style-name="Preformatted_20_Text"><text:span text:style-name="Source_20_Text"><text:s text:c="4"/>ekf-&gt;x[0] += v * cosf(theta) * dt;</text:span></text:p>
      <text:p text:style-name="Preformatted_20_Text"><text:span text:style-name="Source_20_Text"><text:s text:c="4"/>ekf-&gt;x[1] += v * sinf(theta) * dt;</text:span></text:p>
      <text:p text:style-name="Preformatted_20_Text"><text:span text:style-name="Source_20_Text"><text:s text:c="4"/>ekf-&gt;x[2] += w * dt;</text:span></text:p>
      <text:p text:style-name="Preformatted_20_Text"/>
      <text:p text:style-name="Preformatted_20_Text"><text:span text:style-name="Source_20_Text"><text:s text:c="4"/>// Normalización del ángulo</text:span></text:p>
      <text:p text:style-name="Preformatted_20_Text"><text:span text:style-name="Source_20_Text"><text:s text:c="4"/>while (ekf-&gt;x[2] &gt; M_PI) ekf-&gt;x[2] -= 2 * M_PI;</text:span></text:p>
      <text:p text:style-name="Preformatted_20_Text"><text:span text:style-name="Source_20_Text"><text:s text:c="4"/>while (ekf-&gt;x[2] &lt; -M_PI) ekf-&gt;x[2] += 2 * M_PI;</text:span></text:p>
      <text:p text:style-name="Preformatted_20_Text"/>
      <text:p text:style-name="Preformatted_20_Text"><text:span text:style-name="Source_20_Text"><text:s text:c="4"/>// F (Jacobiano de la predicción)</text:span></text:p>
      <text:p text:style-name="Preformatted_20_Text"><text:span text:style-name="Source_20_Text"><text:s text:c="4"/>float F[STATE_SIZE][STATE_SIZE] = {</text:span></text:p>
      <text:p text:style-name="Preformatted_20_Text"><text:span text:style-name="Source_20_Text"><text:s text:c="8"/>{1, 0, -v * sinf(theta) * dt},</text:span></text:p>
      <text:p text:style-name="Preformatted_20_Text"><text:span text:style-name="Source_20_Text"><text:s text:c="8"/>{0, 1, <text:s/>v * cosf(theta) * dt},</text:span></text:p>
      <text:p text:style-name="Preformatted_20_Text"><text:span text:style-name="Source_20_Text"><text:s text:c="8"/>{0, 0, 1}</text:span></text:p>
      <text:p text:style-name="Preformatted_20_Text"><text:span text:style-name="Source_20_Text"><text:s text:c="4"/>};</text:span></text:p>
      <text:p text:style-name="Preformatted_20_Text"/>
      <text:p text:style-name="Preformatted_20_Text"><text:soft-page-break/><text:span text:style-name="Source_20_Text"><text:s text:c="4"/>// P = F * P * Fᵗ + Q</text:span></text:p>
      <text:p text:style-name="Preformatted_20_Text"><text:span text:style-name="Source_20_Text"><text:s text:c="4"/>float P_tmp[STATE_SIZE][STATE_SIZE] = {0};</text:span></text:p>
      <text:p text:style-name="Preformatted_20_Text"><text:span text:style-name="Source_20_Text"><text:s text:c="4"/>for (int i = 0; i &lt; STATE_SIZE; i++)</text:span></text:p>
      <text:p text:style-name="Preformatted_20_Text"><text:span text:style-name="Source_20_Text"><text:s text:c="8"/>for (int j = 0; j &lt; STATE_SIZE; j++)</text:span></text:p>
      <text:p text:style-name="Preformatted_20_Text"><text:span text:style-name="Source_20_Text"><text:s text:c="12"/>for (int k = 0; k &lt; STATE_SIZE; k++)</text:span></text:p>
      <text:p text:style-name="Preformatted_20_Text"><text:span text:style-name="Source_20_Text"><text:s text:c="16"/>P_tmp[i][j] += F[i][k] * ekf-&gt;P[k][j];</text:span></text:p>
      <text:p text:style-name="Preformatted_20_Text"/>
      <text:p text:style-name="Preformatted_20_Text"><text:span text:style-name="Source_20_Text"><text:s text:c="4"/>float FT[STATE_SIZE][STATE_SIZE] = {</text:span></text:p>
      <text:p text:style-name="Preformatted_20_Text"><text:span text:style-name="Source_20_Text"><text:s text:c="8"/>{F[0][0], F[1][0], F[2][0]},</text:span></text:p>
      <text:p text:style-name="Preformatted_20_Text"><text:span text:style-name="Source_20_Text"><text:s text:c="8"/>{F[0][1], F[1][1], F[2][1]},</text:span></text:p>
      <text:p text:style-name="Preformatted_20_Text"><text:span text:style-name="Source_20_Text"><text:s text:c="8"/>{F[0][2], F[1][2], F[2][2]},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float P_new[STATE_SIZE][STATE_SIZE] = {0};</text:span></text:p>
      <text:p text:style-name="Preformatted_20_Text"><text:span text:style-name="Source_20_Text"><text:s text:c="4"/>for (int i = 0; i &lt; STATE_SIZE; i++)</text:span></text:p>
      <text:p text:style-name="Preformatted_20_Text"><text:span text:style-name="Source_20_Text"><text:s text:c="8"/>for (int j = 0; j &lt; STATE_SIZE; j++)</text:span></text:p>
      <text:p text:style-name="Preformatted_20_Text"><text:span text:style-name="Source_20_Text"><text:s text:c="12"/>for (int k = 0; k &lt; STATE_SIZE; k++)</text:span></text:p>
      <text:p text:style-name="Preformatted_20_Text"><text:span text:style-name="Source_20_Text"><text:s text:c="16"/>P_new[i][j] += P_tmp[i][k] * FT[k][j];</text:span></text:p>
      <text:p text:style-name="Preformatted_20_Text"/>
      <text:p text:style-name="Preformatted_20_Text"><text:span text:style-name="Source_20_Text"><text:s text:c="4"/>for (int i = 0; i &lt; STATE_SIZE; i++)</text:span></text:p>
      <text:p text:style-name="Preformatted_20_Text"><text:span text:style-name="Source_20_Text"><text:s text:c="8"/>for (int j = 0; j &lt; STATE_SIZE; j++)</text:span></text:p>
      <text:p text:style-name="Preformatted_20_Text"><text:span text:style-name="Source_20_Text"><text:s text:c="12"/>ekf-&gt;P[i][j] = P_new[i][j] + Q[i][j];</text:span></text:p>
      <text:p text:style-name="P3"><text:span text:style-name="Source_20_Text">}</text:span></text:p>
      <text:p text:style-name="Horizontal_20_Line"/>
      <text:h text:style-name="Heading_20_2" text:outline-level="2">🔧 Etapa de corrección (magnetómetro y giroscopio)</text:h>
      <text:p text:style-name="Text_20_body">Suponé que querés corregir solo el ángulo (<text:span text:style-name="Source_20_Text">θ</text:span>), usando:</text:p>
      <text:list xml:id="list1445702636" text:style-name="L17">
        <text:list-item>
          <text:p text:style-name="P21"><text:span text:style-name="Strong_20_Emphasis">Magnetómetro</text:span>: te da una estimación directa de <text:span text:style-name="Source_20_Text">θ</text:span>.</text:p>
        </text:list-item>
        <text:list-item>
          <text:p text:style-name="P21"><text:span text:style-name="Strong_20_Emphasis">Giroscopio</text:span>: podés usarlo para validar el giro y ajustar el modelo, aunque normalmente se usa para integración (lo tenés en la predicción).</text:p>
        </text:list-item>
      </text:list>
      <text:p text:style-name="Text_20_body">Entonces para la corrección de EKF, podés usar solo el magnetómetro:</text:p>
      <text:p text:style-name="Preformatted_20_Text"><text:span text:style-name="Source_20_Text">void ekf_correct_angle(ekf_t *ekf, float theta_measured, float R_theta) {</text:span></text:p>
      <text:p text:style-name="Preformatted_20_Text"><text:span text:style-name="Source_20_Text"><text:s text:c="4"/>float y = theta_measured - ekf-&gt;x[2];</text:span></text:p>
      <text:p text:style-name="Preformatted_20_Text"/>
      <text:p text:style-name="Preformatted_20_Text"><text:span text:style-name="Source_20_Text"><text:s text:c="4"/>// Normalizar ángulo</text:span></text:p>
      <text:p text:style-name="Preformatted_20_Text"><text:span text:style-name="Source_20_Text"><text:s text:c="4"/>while (y &gt; M_PI) y -= 2 * M_PI;</text:span></text:p>
      <text:p text:style-name="Preformatted_20_Text"><text:span text:style-name="Source_20_Text"><text:s text:c="4"/>while (y &lt; -M_PI) y += 2 * M_PI;</text:span></text:p>
      <text:p text:style-name="Preformatted_20_Text"/>
      <text:p text:style-name="Preformatted_20_Text"><text:span text:style-name="Source_20_Text"><text:s text:c="4"/>float H[STATE_SIZE] = {0, 0, 1}; <text:s/>// Sólo medimos theta</text:span></text:p>
      <text:p text:style-name="Preformatted_20_Text"><text:span text:style-name="Source_20_Text"><text:s text:c="4"/>float H_P[STATE_SIZE] = {0};</text:span></text:p>
      <text:p text:style-name="Preformatted_20_Text"><text:span text:style-name="Source_20_Text"><text:s text:c="4"/>float S = 0;</text:span></text:p>
      <text:p text:style-name="Preformatted_20_Text"><text:span text:style-name="Source_20_Text"><text:s text:c="4"/>for (int i = 0; i &lt; STATE_SIZE; i++) {</text:span></text:p>
      <text:p text:style-name="Preformatted_20_Text"><text:span text:style-name="Source_20_Text"><text:s text:c="8"/>H_P[i] = H[0]*ekf-&gt;P[0][i] + H[1]*ekf-&gt;P[1][i] + H[2]*ekf-&gt;P[2][i];</text:span></text:p>
      <text:p text:style-name="Preformatted_20_Text"><text:span text:style-name="Source_20_Text"><text:s text:c="8"/>S += H_P[i] * H[i]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S += R_theta;</text:span></text:p>
      <text:p text:style-name="Preformatted_20_Text"/>
      <text:p text:style-name="Preformatted_20_Text"><text:span text:style-name="Source_20_Text"><text:s text:c="4"/>float K[STATE_SIZE];</text:span></text:p>
      <text:p text:style-name="Preformatted_20_Text"><text:span text:style-name="Source_20_Text"><text:s text:c="4"/>for (int i = 0; i &lt; STATE_SIZE; i++)</text:span></text:p>
      <text:p text:style-name="Preformatted_20_Text"><text:span text:style-name="Source_20_Text"><text:s text:c="8"/>K[i] = H_P[i] / S;</text:span></text:p>
      <text:p text:style-name="Preformatted_20_Text"/>
      <text:p text:style-name="Preformatted_20_Text"><text:span text:style-name="Source_20_Text"><text:s text:c="4"/>// Actualización del estado</text:span></text:p>
      <text:p text:style-name="Preformatted_20_Text"><text:span text:style-name="Source_20_Text"><text:s text:c="4"/>for (int i = 0; i &lt; STATE_SIZE; i++)</text:span></text:p>
      <text:p text:style-name="Preformatted_20_Text"><text:span text:style-name="Source_20_Text"><text:s text:c="8"/>ekf-&gt;x[i] += K[i] * y;</text:span></text:p>
      <text:p text:style-name="Preformatted_20_Text"/>
      <text:p text:style-name="Preformatted_20_Text"><text:span text:style-name="Source_20_Text"><text:s text:c="4"/>// Actualización de la covarianza</text:span></text:p>
      <text:p text:style-name="Preformatted_20_Text"><text:soft-page-break/><text:span text:style-name="Source_20_Text"><text:s text:c="4"/>float KH[STATE_SIZE][STATE_SIZE] = {0};</text:span></text:p>
      <text:p text:style-name="Preformatted_20_Text"><text:span text:style-name="Source_20_Text"><text:s text:c="4"/>for (int i = 0; i &lt; STATE_SIZE; i++)</text:span></text:p>
      <text:p text:style-name="Preformatted_20_Text"><text:span text:style-name="Source_20_Text"><text:s text:c="8"/>for (int j = 0; j &lt; STATE_SIZE; j++)</text:span></text:p>
      <text:p text:style-name="Preformatted_20_Text"><text:span text:style-name="Source_20_Text"><text:s text:c="12"/>KH[i][j] = K[i] * H[j];</text:span></text:p>
      <text:p text:style-name="Preformatted_20_Text"/>
      <text:p text:style-name="Preformatted_20_Text"><text:span text:style-name="Source_20_Text"><text:s text:c="4"/>for (int i = 0; i &lt; STATE_SIZE; i++)</text:span></text:p>
      <text:p text:style-name="Preformatted_20_Text"><text:span text:style-name="Source_20_Text"><text:s text:c="8"/>for (int j = 0; j &lt; STATE_SIZE; j++)</text:span></text:p>
      <text:p text:style-name="Preformatted_20_Text"><text:span text:style-name="Source_20_Text"><text:s text:c="12"/>ekf-&gt;P[i][j] -= KH[i][j] * ekf-&gt;P[j][j]; // Simplificado</text:span></text:p>
      <text:p text:style-name="P3"><text:span text:style-name="Source_20_Text">}</text:span></text:p>
      <text:p text:style-name="Horizontal_20_Line"/>
      <text:h text:style-name="Heading_20_2" text:outline-level="2">🧪 ¿Y el giroscopio?</text:h>
      <text:list xml:id="list3146893633" text:style-name="L18">
        <text:list-item>
          <text:p text:style-name="P22"><text:span text:style-name="Strong_20_Emphasis">Ya lo usás implícitamente en la predicción</text:span> cuando integrás <text:span text:style-name="Source_20_Text">w = (v_r - v_l)/L</text:span> (estimación de la velocidad angular).</text:p>
        </text:list-item>
        <text:list-item>
          <text:p text:style-name="P22">Alternativamente, podés usar la lectura directa del giroscopio para reemplazar o corregir <text:span text:style-name="Source_20_Text">w</text:span> en la predicción.</text:p>
        </text:list-item>
      </text:list>
      <text:p text:style-name="Horizontal_20_Line"/>
      <text:p text:style-name="Text_20_body">¿Querés que integre también el giroscopio como una observación adicional? ¿O preferís mantenerlo implícito en la predicción y centrarte en el magnetómetro para corrección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8T16:30:04.889207108</meta:creation-date>
    <dc:date>2025-07-18T17:07:53.204882108</dc:date>
    <meta:editing-duration>PT10M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2" meta:paragraph-count="310" meta:word-count="2309" meta:character-count="14102" meta:non-whitespace-character-count="11190"/>
  </office:meta>
</office:document-meta>
</file>